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0185" officeooo:paragraph-rsid="00130185"/>
    </style:style>
    <style:style style:name="P2" style:family="paragraph" style:parent-style-name="Standard">
      <style:text-properties officeooo:rsid="00130185" officeooo:paragraph-rsid="0013684d"/>
    </style:style>
    <style:style style:name="P3" style:family="paragraph" style:parent-style-name="Standard">
      <style:text-properties officeooo:rsid="0013684d" officeooo:paragraph-rsid="0013684d"/>
    </style:style>
    <style:style style:name="T1" style:family="text">
      <style:text-properties officeooo:rsid="00136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Nuestros resultados muestran por primera vez que es posible alcanzar alto niveles de cooperación y cooperación mutua en ratas <text:span text:style-name="T1">en el </text:span>juego del iPD utilizando refuerzos positivos y negativos y un oponente reciproco. </text:p>
      <text:p text:style-name="P2"/>
      <text:p text:style-name="P2">Los datos dan eviden<text:span text:style-name="T1">cias de </text:span><text:s/><text:span text:style-name="T1">que los animales aprenden altruismo reciproco cuando la matriz promueve la cooperación y abandonan el comportamientos cuando las cantidades de refuerzos promueven la no cooperación. </text:span></text:p>
      <text:p text:style-name="P2"/>
      <text:p text:style-name="P2"><text:span text:style-name="T1">El refuerzo negativo funciona como un medio para promover los comportamientos cooperativos y acentuar la ausencia de refuerzo positivo tras acciones no cooperativas.</text:span></text:p>
      <text:p text:style-name="P1"/>
      <text:p text:style-name="P3">Porque se ve altos niveles de cooperación en este trabajo respecto los los trabajos prev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7-10-30T16:00:15.590209901</meta:creation-date>
    <dc:date>2017-10-30T16:35:57.816727444</dc:date>
    <dc:creator>iibm </dc:creator>
    <meta:editing-duration>PT4M51S</meta:editing-duration>
    <meta:editing-cycles>1</meta:editing-cycles>
    <meta:document-statistic meta:table-count="0" meta:image-count="0" meta:object-count="0" meta:page-count="1" meta:paragraph-count="4" meta:word-count="101" meta:character-count="682" meta:non-whitespace-character-count="582"/>
    <meta:generator>LibreOffice/5.0.3.2$Linux_X86_64 LibreOffice_project/00m0$Build-2</meta:generator>
  </office:meta>
</office:document-meta>
</file>